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8.7pt"/>
    </style:style>
    <style:style style:name="co2" style:family="table-column">
      <style:table-column-properties fo:break-before="auto" style:column-width="48.5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7pt"/>
    </style:style>
    <style:style style:name="co5" style:family="table-column">
      <style:table-column-properties fo:break-before="auto" style:column-width="32.91pt"/>
    </style:style>
    <style:style style:name="co6" style:family="table-column">
      <style:table-column-properties fo:break-before="auto" style:column-width="35.26pt"/>
    </style:style>
    <style:style style:name="co7" style:family="table-column">
      <style:table-column-properties fo:break-before="auto" style:column-width="24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  <style:style style:name="ce2" style:family="table-cell" style:parent-style-name="Default" style:data-style-name="N0"/>
    <style:style style:name="ce3" style:family="table-cell" style:parent-style-name="Default" style:data-style-name="N1"/>
    <style:style style:name="ce4" style:family="table-cell" style:parent-style-name="Default" style:data-style-name="N2"/>
    <style:style style:name="ce5" style:family="table-cell" style:parent-style-name="Default" style:data-style-name="N4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16.86pt" svg:height="470.58pt" svg:x="466.21pt" svg:y="6.04pt">
            <loext:p draw:notify-on-update-of-ranges="Sheet1.B2:Sheet1.B40 Sheet1.C1:Sheet1.C1 Sheet1.C2:Sheet1.C40 Sheet1.B2:Sheet1.B40 Sheet1.D1:Sheet1.D1 Sheet1.D2:Sheet1.D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02.05pt" svg:height="483.39pt" svg:x="618.6pt" svg:y="524.78pt">
            <loext:p draw:notify-on-update-of-ranges="Sheet1.J42:Sheet1.J42 Sheet1.J43:Sheet1.J47 Sheet1.K42:Sheet1.K42 Sheet1.K43:Sheet1.K4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Date 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Activated</text:p>
          </table:table-cell>
          <table:table-cell office:value-type="string" calcext:value-type="string">
            <text:p>Voltage Drop</text:p>
          </table:table-cell>
          <table:table-cell table:number-columns-repeated="8"/>
        </table:table-row>
        <table:table-row table:style-name="ro1">
          <table:table-cell table:style-name="ce1" office:value-type="date" office:date-value="2016-03-25T10:00:00" calcext:value-type="date">
            <text:p>03/25/16 10:00 AM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4.8" calcext:value-type="float">
            <text:p>4.80</text:p>
          </table:table-cell>
          <table:table-cell office:value-type="string" calcext:value-type="string">
            <text:p>*</text:p>
          </table:table-cell>
          <table:table-cell table:formula="of:=[.C2]-[.C2]" office:value-type="float" office:value="0" calcext:value-type="float">
            <text:p>0.00</text:p>
          </table:table-cell>
          <table:table-cell table:formula="of:=[.D$2]-[.D2]" office:value-type="float" office:value="0" calcext:value-type="float">
            <text:p>0.00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table:style-name="ce1" office:value-type="date" office:date-value="2016-03-28T10:00:00" calcext:value-type="date">
            <text:p>03/28/16 10:00 AM</text:p>
          </table:table-cell>
          <table:table-cell table:style-name="ce3" table:formula="of:=IF(ISBLANK([.A3]); ;([.A3]-[.A$2])*24*60)" office:value-type="float" office:value="4320" calcext:value-type="float">
            <text:p>4320</text:p>
          </table:table-cell>
          <table:table-cell table:style-name="ce4" office:value-type="float" office:value="4.6" calcext:value-type="float">
            <text:p>4.60</text:p>
          </table:table-cell>
          <table:table-cell table:style-name="ce4" office:value-type="float" office:value="4.56" calcext:value-type="float">
            <text:p>4.56</text:p>
          </table:table-cell>
          <table:table-cell office:value-type="string" calcext:value-type="string">
            <text:p>*</text:p>
          </table:table-cell>
          <table:table-cell table:formula="of:=IF(ISBLANK([.A3]);&quot;&quot;;[.C2]-[.C3])" office:value-type="float" office:value="0.2" calcext:value-type="float">
            <text:p>0.20</text:p>
          </table:table-cell>
          <table:table-cell table:formula="of:=IF(ISBLANK([.A3]);&quot;&quot;;[.D2]-[.D3])" office:value-type="float" office:value="0.239999999999999" calcext:value-type="float">
            <text:p>0.24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28T13:00:00" calcext:value-type="date">
            <text:p>03/28/16 01:00 PM</text:p>
          </table:table-cell>
          <table:table-cell table:style-name="ce3" table:formula="of:=IF(ISBLANK([.A4]); ;([.A4]-[.A$2])*24*60)" office:value-type="float" office:value="4500" calcext:value-type="float">
            <text:p>4500</text:p>
          </table:table-cell>
          <table:table-cell table:style-name="ce4" office:value-type="float" office:value="4.59" calcext:value-type="float">
            <text:p>4.59</text:p>
          </table:table-cell>
          <table:table-cell table:style-name="ce4" office:value-type="float" office:value="4.54" calcext:value-type="float">
            <text:p>4.54</text:p>
          </table:table-cell>
          <table:table-cell/>
          <table:table-cell table:formula="of:=IF(ISBLANK([.A4]);&quot;&quot;;[.C3]-[.C4])" office:value-type="float" office:value="0.00999999999999979" calcext:value-type="float">
            <text:p>0.01</text:p>
          </table:table-cell>
          <table:table-cell table:formula="of:=IF(ISBLANK([.A4]);&quot;&quot;;[.D3]-[.D4])" office:value-type="float" office:value="0.0200000000000005" calcext:value-type="float">
            <text:p>0.02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28T14:00:00" calcext:value-type="date">
            <text:p>03/28/16 02:00 PM</text:p>
          </table:table-cell>
          <table:table-cell table:style-name="ce3" table:formula="of:=IF(ISBLANK([.A5]); ;([.A5]-[.A$2])*24*60)" office:value-type="float" office:value="4560.00000000699" calcext:value-type="float">
            <text:p>4560</text:p>
          </table:table-cell>
          <table:table-cell table:style-name="ce4" office:value-type="float" office:value="4.58" calcext:value-type="float">
            <text:p>4.58</text:p>
          </table:table-cell>
          <table:table-cell table:style-name="ce4" office:value-type="float" office:value="4.53" calcext:value-type="float">
            <text:p>4.53</text:p>
          </table:table-cell>
          <table:table-cell/>
          <table:table-cell table:formula="of:=IF(ISBLANK([.A5]);&quot;&quot;;[.C4]-[.C5])" office:value-type="float" office:value="0.00999999999999979" calcext:value-type="float">
            <text:p>0.01</text:p>
          </table:table-cell>
          <table:table-cell table:formula="of:=IF(ISBLANK([.A5]);&quot;&quot;;[.D4]-[.D5])" office:value-type="float" office:value="0.00999999999999979" calcext:value-type="float">
            <text:p>0.01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28T15:00:00" calcext:value-type="date">
            <text:p>03/28/16 03:00 PM</text:p>
          </table:table-cell>
          <table:table-cell table:style-name="ce3" table:formula="of:=IF(ISBLANK([.A6]); ;([.A6]-[.A$2])*24*60)" office:value-type="float" office:value="4620.00000000349" calcext:value-type="float">
            <text:p>4620</text:p>
          </table:table-cell>
          <table:table-cell table:style-name="ce4" office:value-type="float" office:value="4.57" calcext:value-type="float">
            <text:p>4.57</text:p>
          </table:table-cell>
          <table:table-cell table:style-name="ce4" office:value-type="float" office:value="4.53" calcext:value-type="float">
            <text:p>4.53</text:p>
          </table:table-cell>
          <table:table-cell/>
          <table:table-cell table:formula="of:=IF(ISBLANK([.A6]);&quot;&quot;;[.C5]-[.C6])" office:value-type="float" office:value="0.00999999999999979" calcext:value-type="float">
            <text:p>0.01</text:p>
          </table:table-cell>
          <table:table-cell table:formula="of:=IF(ISBLANK([.A6]);&quot;&quot;;[.D5]-[.D6])" office:value-type="float" office:value="0" calcext:value-type="float">
            <text:p>0.00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28T17:00:00" calcext:value-type="date">
            <text:p>03/28/16 05:00 PM</text:p>
          </table:table-cell>
          <table:table-cell table:style-name="ce3" table:formula="of:=IF(ISBLANK([.A7]); ;([.A7]-[.A$2])*24*60)" office:value-type="float" office:value="4740.00000000699" calcext:value-type="float">
            <text:p>4740</text:p>
          </table:table-cell>
          <table:table-cell table:style-name="ce4" office:value-type="float" office:value="4.56" calcext:value-type="float">
            <text:p>4.56</text:p>
          </table:table-cell>
          <table:table-cell table:style-name="ce4" office:value-type="float" office:value="4.52" calcext:value-type="float">
            <text:p>4.52</text:p>
          </table:table-cell>
          <table:table-cell office:value-type="string" calcext:value-type="string">
            <text:p>*</text:p>
          </table:table-cell>
          <table:table-cell table:formula="of:=IF(ISBLANK([.A7]);&quot;&quot;;[.C6]-[.C7])" office:value-type="float" office:value="0.00999999999999979" calcext:value-type="float">
            <text:p>0.01</text:p>
          </table:table-cell>
          <table:table-cell table:formula="of:=IF(ISBLANK([.A7]);&quot;&quot;;[.D6]-[.D7])" office:value-type="float" office:value="0.0100000000000007" calcext:value-type="float">
            <text:p>0.01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28T19:00:00" calcext:value-type="date">
            <text:p>03/28/16 07:00 PM</text:p>
          </table:table-cell>
          <table:table-cell table:style-name="ce3" table:formula="of:=IF(ISBLANK([.A8]); ;([.A8]-[.A$2])*24*60)" office:value-type="float" office:value="4860" calcext:value-type="float">
            <text:p>4860</text:p>
          </table:table-cell>
          <table:table-cell table:style-name="ce4" office:value-type="float" office:value="4.56" calcext:value-type="float">
            <text:p>4.56</text:p>
          </table:table-cell>
          <table:table-cell table:style-name="ce4" office:value-type="float" office:value="4.51" calcext:value-type="float">
            <text:p>4.51</text:p>
          </table:table-cell>
          <table:table-cell/>
          <table:table-cell table:formula="of:=IF(ISBLANK([.A8]);&quot;&quot;;[.C7]-[.C8])" office:value-type="float" office:value="0" calcext:value-type="float">
            <text:p>0.00</text:p>
          </table:table-cell>
          <table:table-cell table:formula="of:=IF(ISBLANK([.A8]);&quot;&quot;;[.D7]-[.D8])" office:value-type="float" office:value="0.00999999999999979" calcext:value-type="float">
            <text:p>0.01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28T22:00:00" calcext:value-type="date">
            <text:p>03/28/16 10:00 PM</text:p>
          </table:table-cell>
          <table:table-cell table:style-name="ce3" table:formula="of:=IF(ISBLANK([.A9]); ;([.A9]-[.A$2])*24*60)" office:value-type="float" office:value="5040" calcext:value-type="float">
            <text:p>5040</text:p>
          </table:table-cell>
          <table:table-cell table:style-name="ce4" office:value-type="float" office:value="4.54" calcext:value-type="float">
            <text:p>4.54</text:p>
          </table:table-cell>
          <table:table-cell table:style-name="ce4" office:value-type="float" office:value="4.5" calcext:value-type="float">
            <text:p>4.50</text:p>
          </table:table-cell>
          <table:table-cell office:value-type="string" calcext:value-type="string">
            <text:p>*</text:p>
          </table:table-cell>
          <table:table-cell table:formula="of:=IF(ISBLANK([.A9]);&quot;&quot;;[.C8]-[.C9])" office:value-type="float" office:value="0.0200000000000005" calcext:value-type="float">
            <text:p>0.02</text:p>
          </table:table-cell>
          <table:table-cell table:formula="of:=IF(ISBLANK([.A9]);&quot;&quot;;[.D8]-[.D9])" office:value-type="float" office:value="0.00999999999999979" calcext:value-type="float">
            <text:p>0.01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29T06:00:00" calcext:value-type="date">
            <text:p>03/29/16 06:00 AM</text:p>
          </table:table-cell>
          <table:table-cell table:style-name="ce3" table:formula="of:=IF(ISBLANK([.A10]); ;([.A10]-[.A$2])*24*60)" office:value-type="float" office:value="5520.00000000349" calcext:value-type="float">
            <text:p>5520</text:p>
          </table:table-cell>
          <table:table-cell table:style-name="ce4" office:value-type="float" office:value="4.52" calcext:value-type="float">
            <text:p>4.52</text:p>
          </table:table-cell>
          <table:table-cell table:style-name="ce4" office:value-type="float" office:value="4.46" calcext:value-type="float">
            <text:p>4.46</text:p>
          </table:table-cell>
          <table:table-cell/>
          <table:table-cell table:formula="of:=IF(ISBLANK([.A10]);&quot;&quot;;[.C9]-[.C10])" office:value-type="float" office:value="0.0200000000000005" calcext:value-type="float">
            <text:p>0.02</text:p>
          </table:table-cell>
          <table:table-cell table:formula="of:=IF(ISBLANK([.A10]);&quot;&quot;;[.D9]-[.D10])" office:value-type="float" office:value="0.04" calcext:value-type="float">
            <text:p>0.04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29T20:00:00" calcext:value-type="date">
            <text:p>03/29/16 08:00 PM</text:p>
          </table:table-cell>
          <table:table-cell table:style-name="ce3" table:formula="of:=IF(ISBLANK([.A11]); ;([.A11]-[.A$2])*24*60)" office:value-type="float" office:value="6360.00000000699" calcext:value-type="float">
            <text:p>6360</text:p>
          </table:table-cell>
          <table:table-cell table:style-name="ce4" office:value-type="float" office:value="4.47" calcext:value-type="float">
            <text:p>4.47</text:p>
          </table:table-cell>
          <table:table-cell table:style-name="ce4" office:value-type="float" office:value="4.41" calcext:value-type="float">
            <text:p>4.41</text:p>
          </table:table-cell>
          <table:table-cell office:value-type="string" calcext:value-type="string">
            <text:p>*</text:p>
          </table:table-cell>
          <table:table-cell table:formula="of:=IF(ISBLANK([.A11]);&quot;&quot;;[.C10]-[.C11])" office:value-type="float" office:value="0.0499999999999998" calcext:value-type="float">
            <text:p>0.05</text:p>
          </table:table-cell>
          <table:table-cell table:formula="of:=IF(ISBLANK([.A11]);&quot;&quot;;[.D10]-[.D11])" office:value-type="float" office:value="0.0499999999999998" calcext:value-type="float">
            <text:p>0.05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29T21:45:00" calcext:value-type="date">
            <text:p>03/29/16 09:45 PM</text:p>
          </table:table-cell>
          <table:table-cell table:style-name="ce3" table:formula="of:=IF(ISBLANK([.A12]); ;([.A12]-[.A$2])*24*60)" office:value-type="float" office:value="6465.00000000349" calcext:value-type="float">
            <text:p>6465</text:p>
          </table:table-cell>
          <table:table-cell table:style-name="ce4" office:value-type="float" office:value="4.41" calcext:value-type="float">
            <text:p>4.41</text:p>
          </table:table-cell>
          <table:table-cell table:style-name="ce4" office:value-type="float" office:value="4.4" calcext:value-type="float">
            <text:p>4.40</text:p>
          </table:table-cell>
          <table:table-cell/>
          <table:table-cell table:formula="of:=IF(ISBLANK([.A12]);&quot;&quot;;[.C11]-[.C12])" office:value-type="float" office:value="0.0599999999999996" calcext:value-type="float">
            <text:p>0.06</text:p>
          </table:table-cell>
          <table:table-cell table:formula="of:=IF(ISBLANK([.A12]);&quot;&quot;;[.D11]-[.D12])" office:value-type="float" office:value="0.00999999999999979" calcext:value-type="float">
            <text:p>0.01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30T09:30:00" calcext:value-type="date">
            <text:p>03/30/16 09:30 AM</text:p>
          </table:table-cell>
          <table:table-cell table:style-name="ce3" table:formula="of:=IF(ISBLANK([.A13]); ;([.A13]-[.A$2])*24*60)" office:value-type="float" office:value="7170.00000000698" calcext:value-type="float">
            <text:p>7170</text:p>
          </table:table-cell>
          <table:table-cell table:style-name="ce4" office:value-type="float" office:value="4.32" calcext:value-type="float">
            <text:p>4.32</text:p>
          </table:table-cell>
          <table:table-cell table:style-name="ce4" office:value-type="float" office:value="4.38" calcext:value-type="float">
            <text:p>4.38</text:p>
          </table:table-cell>
          <table:table-cell office:value-type="string" calcext:value-type="string">
            <text:p>*</text:p>
          </table:table-cell>
          <table:table-cell table:formula="of:=IF(ISBLANK([.A13]);&quot;&quot;;[.C12]-[.C13])" office:value-type="float" office:value="0.0899999999999999" calcext:value-type="float">
            <text:p>0.09</text:p>
          </table:table-cell>
          <table:table-cell table:formula="of:=IF(ISBLANK([.A13]);&quot;&quot;;[.D12]-[.D13])" office:value-type="float" office:value="0.0200000000000005" calcext:value-type="float">
            <text:p>0.02</text:p>
          </table:table-cell>
          <table:table-cell office:value-type="string" calcext:value-type="string">
            <text:p>Low battery Allarm</text:p>
          </table:table-cell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30T10:00:00" calcext:value-type="date">
            <text:p>03/30/16 10:00 AM</text:p>
          </table:table-cell>
          <table:table-cell table:style-name="ce3" table:formula="of:=IF(ISBLANK([.A14]); ;([.A14]-[.A$2])*24*60)" office:value-type="float" office:value="7200" calcext:value-type="float">
            <text:p>7200</text:p>
          </table:table-cell>
          <table:table-cell table:style-name="ce4" office:value-type="float" office:value="4.32" calcext:value-type="float">
            <text:p>4.32</text:p>
          </table:table-cell>
          <table:table-cell table:style-name="ce4" office:value-type="float" office:value="4.37" calcext:value-type="float">
            <text:p>4.37</text:p>
          </table:table-cell>
          <table:table-cell/>
          <table:table-cell table:formula="of:=IF(ISBLANK([.A14]);&quot;&quot;;[.C13]-[.C14])" office:value-type="float" office:value="0" calcext:value-type="float">
            <text:p>0.00</text:p>
          </table:table-cell>
          <table:table-cell table:formula="of:=IF(ISBLANK([.A14]);&quot;&quot;;[.D13]-[.D14])" office:value-type="float" office:value="0.00999999999999979" calcext:value-type="float">
            <text:p>0.01</text:p>
          </table:table-cell>
          <table:table-cell office:value-type="string" calcext:value-type="string">
            <text:p>Replaced Low voltage resistor with 8K2ohm</text:p>
          </table:table-cell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/>
          <table:table-cell table:style-name="ce3" table:formula="of:=IF(ISBLANK([.A15]); ;([.A15]-[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.A15]);&quot;&quot;;[.C14]-[.C15])">
            <text:p/>
          </table:table-cell>
          <table:table-cell table:formula="of:=IF(ISBLANK([.A15]);&quot;&quot;;[.D14]-[.D15])">
            <text:p/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/>
          <table:table-cell table:style-name="ce3" table:formula="of:=IF(ISBLANK([.A16]); ;([.A16]-[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.A16]);&quot;&quot;;[.C15]-[.C16])">
            <text:p/>
          </table:table-cell>
          <table:table-cell table:formula="of:=IF(ISBLANK([.A16]);&quot;&quot;;[.D15]-[.D16])">
            <text:p/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/>
          <table:table-cell table:style-name="ce3" table:formula="of:=IF(ISBLANK([.A17]); ;([.A17]-[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.A17]);&quot;&quot;;[.C16]-[.C17])">
            <text:p/>
          </table:table-cell>
          <table:table-cell table:formula="of:=IF(ISBLANK([.A17]);&quot;&quot;;[.D16]-[.D17])">
            <text:p/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/>
          <table:table-cell table:style-name="ce3" table:formula="of:=IF(ISBLANK([.A18]); ;([.A18]-[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.A18]);&quot;&quot;;[.C17]-[.C18])">
            <text:p/>
          </table:table-cell>
          <table:table-cell table:formula="of:=IF(ISBLANK([.A18]);&quot;&quot;;[.D17]-[.D18])">
            <text:p/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/>
          <table:table-cell table:style-name="ce3" table:formula="of:=IF(ISBLANK([.A19]); ;([.A19]-[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.A19]);&quot;&quot;;[.C18]-[.C19])">
            <text:p/>
          </table:table-cell>
          <table:table-cell table:formula="of:=IF(ISBLANK([.A19]);&quot;&quot;;[.D18]-[.D19])">
            <text:p/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/>
          <table:table-cell table:style-name="ce3" table:formula="of:=IF(ISBLANK([.A20]); ;([.A20]-[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.A20]);&quot;&quot;;[.C19]-[.C20])">
            <text:p/>
          </table:table-cell>
          <table:table-cell table:formula="of:=IF(ISBLANK([.A20]);&quot;&quot;;[.D19]-[.D20])">
            <text:p/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/>
          <table:table-cell table:style-name="ce3" table:formula="of:=IF(ISBLANK([.A21]); ;([.A21]-[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.A21]);&quot;&quot;;[.C20]-[.C21])">
            <text:p/>
          </table:table-cell>
          <table:table-cell table:formula="of:=IF(ISBLANK([.A21]);&quot;&quot;;[.D20]-[.D21])">
            <text:p/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/>
          <table:table-cell table:style-name="ce3" table:formula="of:=IF(ISBLANK([.A22]); ;([.A22]-[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.A22]);&quot;&quot;;[.C21]-[.C22])">
            <text:p/>
          </table:table-cell>
          <table:table-cell table:formula="of:=IF(ISBLANK([.A22]);&quot;&quot;;[.D21]-[.D22])">
            <text:p/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/>
          <table:table-cell table:style-name="ce3" table:formula="of:=IF(ISBLANK([.A23]); ;([.A23]-[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.A23]);&quot;&quot;;[.C22]-[.C23])">
            <text:p/>
          </table:table-cell>
          <table:table-cell table:formula="of:=IF(ISBLANK([.A23]);&quot;&quot;;[.D22]-[.D23])">
            <text:p/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/>
          <table:table-cell table:style-name="ce3" table:formula="of:=IF(ISBLANK([.A24]); ;([.A24]-[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.A24]);&quot;&quot;;[.C23]-[.C24])">
            <text:p/>
          </table:table-cell>
          <table:table-cell table:formula="of:=IF(ISBLANK([.A24]);&quot;&quot;;[.D23]-[.D24])">
            <text:p/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/>
          <table:table-cell table:style-name="ce3" table:formula="of:=IF(ISBLANK([.A25]); ;([.A25]-[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.A25]);&quot;&quot;;[.C24]-[.C25])">
            <text:p/>
          </table:table-cell>
          <table:table-cell table:formula="of:=IF(ISBLANK([.A25]);&quot;&quot;;[.D24]-[.D25])">
            <text:p/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/>
          <table:table-cell table:style-name="ce3" table:formula="of:=IF(ISBLANK([.A26]); ;([.A26]-[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.A26]);&quot;&quot;;[.C25]-[.C26])">
            <text:p/>
          </table:table-cell>
          <table:table-cell table:formula="of:=IF(ISBLANK([.A26]);&quot;&quot;;[.D25]-[.D26])">
            <text:p/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/>
          <table:table-cell table:style-name="ce3" table:formula="of:=IF(ISBLANK([.A27]); ;([.A27]-[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.A27]);&quot;&quot;;[.C26]-[.C27])">
            <text:p/>
          </table:table-cell>
          <table:table-cell table:formula="of:=IF(ISBLANK([.A27]);&quot;&quot;;[.D26]-[.D27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.A28]); ;([.A28]-[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.A28]);&quot;&quot;;[.C27]-[.C28])">
            <text:p/>
          </table:table-cell>
          <table:table-cell table:formula="of:=IF(ISBLANK([.A28]);&quot;&quot;;[.D27]-[.D28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.A29]); ;([.A29]-[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.A29]);&quot;&quot;;[.C28]-[.C29])">
            <text:p/>
          </table:table-cell>
          <table:table-cell table:formula="of:=IF(ISBLANK([.A29]);&quot;&quot;;[.D28]-[.D29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.A30]); ;([.A30]-[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.A30]);&quot;&quot;;[.C29]-[.C30])">
            <text:p/>
          </table:table-cell>
          <table:table-cell table:formula="of:=IF(ISBLANK([.A30]);&quot;&quot;;[.D29]-[.D30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.A31]); ;([.A31]-[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.A31]);&quot;&quot;;[.C30]-[.C31])">
            <text:p/>
          </table:table-cell>
          <table:table-cell table:formula="of:=IF(ISBLANK([.A31]);&quot;&quot;;[.D30]-[.D31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.A32]); ;([.A32]-[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.A32]);&quot;&quot;;[.C31]-[.C32])">
            <text:p/>
          </table:table-cell>
          <table:table-cell table:formula="of:=IF(ISBLANK([.A32]);&quot;&quot;;[.D31]-[.D32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.A33]); ;([.A33]-[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.A33]);&quot;&quot;;[.C32]-[.C33])">
            <text:p/>
          </table:table-cell>
          <table:table-cell table:formula="of:=IF(ISBLANK([.A33]);&quot;&quot;;[.D32]-[.D33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.A34]); ;([.A34]-[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.A34]);&quot;&quot;;[.C33]-[.C34])">
            <text:p/>
          </table:table-cell>
          <table:table-cell table:formula="of:=IF(ISBLANK([.A34]);&quot;&quot;;[.D33]-[.D34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.A35]); ;([.A35]-[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.A35]);&quot;&quot;;[.C34]-[.C35])">
            <text:p/>
          </table:table-cell>
          <table:table-cell table:formula="of:=IF(ISBLANK([.A35]);&quot;&quot;;[.D34]-[.D35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.A36]); ;([.A36]-[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.A36]);&quot;&quot;;[.C35]-[.C36])">
            <text:p/>
          </table:table-cell>
          <table:table-cell table:formula="of:=IF(ISBLANK([.A36]);&quot;&quot;;[.D35]-[.D36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.A37]); ;([.A37]-[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.A37]);&quot;&quot;;[.C36]-[.C37])">
            <text:p/>
          </table:table-cell>
          <table:table-cell table:formula="of:=IF(ISBLANK([.A37]);&quot;&quot;;[.D36]-[.D37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.A38]); ;([.A38]-[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.A38]);&quot;&quot;;[.C37]-[.C38])">
            <text:p/>
          </table:table-cell>
          <table:table-cell table:formula="of:=IF(ISBLANK([.A38]);&quot;&quot;;[.D37]-[.D38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.A39]); ;([.A39]-[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.A39]);&quot;&quot;;[.C38]-[.C39])">
            <text:p/>
          </table:table-cell>
          <table:table-cell table:formula="of:=IF(ISBLANK([.A39]);&quot;&quot;;[.D38]-[.D39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.A40]); ;([.A40]-[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.A40]);&quot;&quot;;[.C39]-[.C40])">
            <text:p/>
          </table:table-cell>
          <table:table-cell table:formula="of:=IF(ISBLANK([.A40]);&quot;&quot;;[.D39]-[.D40])">
            <text:p/>
          </table:table-cell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3"/>
          <table:table-cell table:formula="of:=SUM([.F2:.F40])" office:value-type="float" office:value="0.479999999999999" calcext:value-type="float">
            <text:p>0.48</text:p>
          </table:table-cell>
          <table:table-cell table:formula="of:=SUM([.G2:.G40])" office:value-type="float" office:value="0.429999999999999" calcext:value-type="float">
            <text:p>0.43</text:p>
          </table:table-cell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  <table:table-cell office:value-type="string" calcext:value-type="string">
            <text:p>Resistance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7"/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 table:number-rows-repeated="104852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J43:Sheet1.K4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 style:data-style-name="N2" text:time-value="09:26:51.3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4T14:13:56.766000000</meta:creation-date>
    <dc:date>2016-03-30T10:00:33.913000000</dc:date>
    <meta:editing-duration>P1DT9H31M6S</meta:editing-duration>
    <meta:editing-cycles>12</meta:editing-cycles>
    <meta:generator>LibreOffice/5.0.1.2$Windows_x86 LibreOffice_project/81898c9f5c0d43f3473ba111d7b351050be20261</meta:generator>
    <meta:document-statistic meta:table-count="1" meta:cell-count="1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818cm" svg:height="16.602cm" xlink:href=".." xlink:type="simple" chart:class="chart:scatter" chart:style-name="ch1">
        <chart:title svg:x="11.614cm" svg:y="0.468cm" chart:style-name="ch2">
          <text:p>Battery Depleation over time</text:p>
        </chart:title>
        <chart:subtitle svg:x="11.971cm" svg:y="1.579cm" chart:style-name="ch3">
          <text:p>3AA Activated twice per day</text:p>
        </chart:subtitle>
        <chart:legend chart:legend-position="end" svg:x="26.548cm" svg:y="7.753cm" style:legend-expansion="high" chart:style-name="ch4"/>
        <chart:plot-area chart:style-name="ch5" table:cell-range-address="Sheet1.B2:Sheet1.D40 Sheet1.C1:Sheet1.D1" chart:data-source-has-labels="row" svg:x="1.587cm" svg:y="2.594cm" svg:width="24.385cm" svg:height="12.695cm">
          <chartooo:coordinate-region svg:x="2.499cm" svg:y="2.794cm" svg:width="23.101cm" svg:height="11.849cm"/>
          <chart:axis chart:dimension="x" chart:name="primary-x" chart:style-name="ch6">
            <chart:title svg:x="12.544cm" svg:y="15.621cm" chart:style-name="ch7">
              <text:p>Time in minutes</text:p>
            </chart:title>
          </chart:axis>
          <chart:axis chart:dimension="y" chart:name="primary-y" chart:style-name="ch8">
            <chart:title svg:x="0.451cm" svg:y="9.633cm" chart:style-name="ch9">
              <text:p>Volst DC</text:p>
            </chart:title>
            <chart:grid chart:style-name="ch10" chart:class="major"/>
          </chart:axis>
          <chart:series chart:style-name="ch11" chart:values-cell-range-address="Sheet1.C2:Sheet1.C40" chart:label-cell-address="Sheet1.C1:Sheet1.C1" chart:class="chart:scatter">
            <chart:domain table:cell-range-address="Sheet1.B2:Sheet1.B40"/>
            <chart:data-point chart:repeated="39"/>
          </chart:series>
          <chart:series chart:style-name="ch12" chart:values-cell-range-address="Sheet1.D2:Sheet1.D40" chart:label-cell-address="Sheet1.D1:Sheet1.D1" chart:class="chart:scatter">
            <chart:data-point chart:repeated="3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Water</text:p>
                <draw:g>
                  <svg:desc>Sheet1.C1:Sheet1.C1</svg:desc>
                </draw:g>
              </table:table-cell>
              <table:table-cell office:value-type="string">
                <text:p>Door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40</svg:desc>
                </draw:g>
              </table:table-cell>
              <table:table-cell office:value-type="float" office:value="4.8">
                <text:p>4.8</text:p>
                <draw:g>
                  <svg:desc>Sheet1.C2:Sheet1.C40</svg:desc>
                </draw:g>
              </table:table-cell>
              <table:table-cell office:value-type="float" office:value="4.8">
                <text:p>4.8</text:p>
                <draw:g>
                  <svg:desc>Sheet1.D2:Sheet1.D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20">
                <text:p>4320</text:p>
              </table:table-cell>
              <table:table-cell office:value-type="float" office:value="4.6">
                <text:p>4.6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00">
                <text:p>4500</text:p>
              </table:table-cell>
              <table:table-cell office:value-type="float" office:value="4.59">
                <text:p>4.59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60.00000000699">
                <text:p>4560.00000000699</text:p>
              </table:table-cell>
              <table:table-cell office:value-type="float" office:value="4.58">
                <text:p>4.58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20.00000000349">
                <text:p>4620.00000000349</text:p>
              </table:table-cell>
              <table:table-cell office:value-type="float" office:value="4.57">
                <text:p>4.57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40.00000000699">
                <text:p>4740.00000000699</text:p>
              </table:table-cell>
              <table:table-cell office:value-type="float" office:value="4.56">
                <text:p>4.56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60">
                <text:p>4860</text:p>
              </table:table-cell>
              <table:table-cell office:value-type="float" office:value="4.56">
                <text:p>4.56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40">
                <text:p>5040</text:p>
              </table:table-cell>
              <table:table-cell office:value-type="float" office:value="4.54">
                <text:p>4.5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20.00000000349">
                <text:p>5520.00000000349</text:p>
              </table:table-cell>
              <table:table-cell office:value-type="float" office:value="4.52">
                <text:p>4.52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60.00000000699">
                <text:p>6360.00000000699</text:p>
              </table:table-cell>
              <table:table-cell office:value-type="float" office:value="4.47">
                <text:p>4.47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65.00000000349">
                <text:p>6465.00000000349</text:p>
              </table:table-cell>
              <table:table-cell office:value-type="float" office:value="4.41">
                <text:p>4.41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70.00000000698">
                <text:p>7170.00000000698</text:p>
              </table:table-cell>
              <table:table-cell office:value-type="float" office:value="4.32">
                <text:p>4.32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00">
                <text:p>7200</text:p>
              </table:table-cell>
              <table:table-cell office:value-type="float" office:value="4.32">
                <text:p>4.32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4cm" svg:height="17.054cm" xlink:href=".." xlink:type="simple" chart:class="chart:scatter" chart:style-name="ch1">
        <chart:legend chart:legend-position="end" svg:x="19.658cm" svg:y="8.228cm" style:legend-expansion="high" chart:style-name="ch2"/>
        <chart:plot-area chart:style-name="ch3" table:cell-range-address="Sheet1.J42:Sheet1.K47" chart:data-source-has-labels="row" svg:x="1.435cm" svg:y="0.341cm" svg:width="17.799cm" svg:height="15.391cm">
          <chartooo:coordinate-region svg:x="1.871cm" svg:y="0.54cm" svg:width="16.991cm" svg:height="14.545cm"/>
          <chart:axis chart:dimension="x" chart:name="primary-x" chart:style-name="ch4">
            <chart:title svg:x="9.853cm" svg:y="16.073cm" chart:style-name="ch5">
              <text:p>ohms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51cm" svg:y="9.072cm" chart:style-name="ch8">
              <text:p>cut off voltage</text:p>
            </chart:title>
            <chart:grid chart:style-name="ch6" chart:class="major"/>
            <chart:grid chart:style-name="ch7" chart:class="minor"/>
          </chart:axis>
          <chart:series chart:style-name="ch9" chart:values-cell-range-address="Sheet1.K43:Sheet1.K47" chart:label-cell-address="Sheet1.K42:Sheet1.K42" chart:class="chart:scatter">
            <chart:domain table:cell-range-address="Sheet1.J43:Sheet1.J47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V</text:p>
                <draw:g>
                  <svg:desc>Sheet1.K42:Sheet1.K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  <draw:g>
                  <svg:desc>Sheet1.J43:Sheet1.J47</svg:desc>
                </draw:g>
              </table:table-cell>
              <table:table-cell office:value-type="float" office:value="14">
                <text:p>14</text:p>
                <draw:g>
                  <svg:desc>Sheet1.K43:Sheet1.K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.3">
                <text:p>1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